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452615651620544049"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5465340963921093114"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2051491510971272537"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351936111258456666"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95981159482251386"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4909250538608346499"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152121932443660920"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3247962618945506333"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40584866" text:continue-list="list152121932443660920"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6508008364018163"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04428"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591850"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40611712" text:continue-numbering="true" text:style-name="L9">
        <text:list-item>
          <text:list>
            <text:list-header>
              <text:p text:style-name="P184">Warm down: <text:span text:style-name="T2">0.25 mile jog home</text:span></text:p>
              <text:p text:style-name="P185"/>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40588700"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15518"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8851871962854867632"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2163206714177124134"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003592016091228881"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06726" text:continue-numbering="true" text:style-name="L12">
        <text:list-item>
          <text:list>
            <text:list-header>
              <text:p text:style-name="P189">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128834825812463408" text:style-name="L13">
        <text:list-item>
          <text:list>
            <text:list-header>
              <text:p text:style-name="P178">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443004823539977447"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408204409351146659" text:style-name="L15">
        <text:list-item>
          <text:list>
            <text:list-header>
              <text:p text:style-name="P169">1.5 miles averaging about 9:40/mile and rest 1 min</text:p>
            </text:list-header>
          </text:list>
        </text:list-item>
      </text:list>
      <text:p text:style-name="P23">1 mile in 8:26 and rest 2 min</text:p>
      <text:list xml:id="list4430886602370269033"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84292229016644874" text:style-name="L17">
        <text:list-item>
          <text:list>
            <text:list-header>
              <text:p text:style-name="P171">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00039" text:continue-numbering="true" text:style-name="L17">
        <text:list-item>
          <text:list>
            <text:list-header>
              <text:p text:style-name="P171">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8555195119821139772"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853450464380394271"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3509359343697109242"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40584824" text:continue-list="list2853450464380394271" text:style-name="L19">
        <text:list-item>
          <text:list>
            <text:list-header>
              <text:p text:style-name="P173">(Pace*HR)=1240</text:p>
            </text:list-header>
          </text:list>
        </text:list-item>
      </text:list>
      <text:list xml:id="list40600919" text:continue-list="list8555195119821139772" text:style-name="L18">
        <text:list-item>
          <text:list>
            <text:list-header>
              <text:p text:style-name="P172">2 miles at 10:46/mile Ave HR= 121 bpm and rest a few minutes</text:p>
            </text:list-header>
          </text:list>
        </text:list-item>
      </text:list>
      <text:list xml:id="list40605444" text:continue-list="list40584824"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0590157"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59939069732907049"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857638999209113893"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381626958252859250"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1135041947516560226" text:style-name="L24">
        <text:list-item>
          <text:p text:style-name="P188">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483402571077613552"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061497589597280035"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0613396" text:continue-numbering="true" text:style-name="L26">
        <text:list-item>
          <text:list>
            <text:list-header>
              <text:p text:style-name="P177">0.1 mile lead in to a 4 mile run</text:p>
              <text:p text:style-name="P181">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13170"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372752731859817539"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21T20:36:25.07</dc:date>
    <dc:creator>James Lombardi</dc:creator>
    <meta:editing-duration>P18DT16H48M51S</meta:editing-duration>
    <meta:editing-cycles>1421</meta:editing-cycles>
    <meta:generator>OpenOffice/4.1.2$Win32 OpenOffice.org_project/412m3$Build-9782</meta:generator>
    <meta:document-statistic meta:table-count="0" meta:image-count="9" meta:object-count="0" meta:page-count="150" meta:paragraph-count="4274" meta:word-count="46741" meta:character-count="240275"/>
  </office:meta>
</office:document-meta>
</file>